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25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 Concepts: JSX, Components, Props, State, Events, Lifecycle, Virtual DOM, data bi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object spread, array spread, arrow funct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Stat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First Com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</table:table-row>
        <table:table-row table:style-name="ro1">
          <table:table-cell/>
          <table:table-cell office:value-type="string" calcext:value-type="string">
            <text:p>About React: .jsx vs .j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07:43:28.18352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22T10:33:47.152851895</dc:date>
    <meta:editing-duration>P2DT2H45M4S</meta:editing-duration>
    <meta:editing-cycles>29</meta:editing-cycles>
    <meta:generator>LibreOffice/5.1.6.2$Linux_X86_64 LibreOffice_project/10m0$Build-2</meta:generator>
    <meta:document-statistic meta:table-count="5" meta:cell-count="134" meta:object-count="0"/>
  </office:meta>
</office:document-meta>
</file>